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5cm" fo:min-width="0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1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6cm" fo:min-width="0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9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 loext:softedge-radius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 loext:softedge-radius="0cm"/>
    </style:style>
    <style:style style:name="gr8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/>
    </style:style>
    <style:style style:name="gr10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1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bbe33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46cm" svg:height="1.877cm" draw:transform="skewX (-0.00104719755119652) rotate (0.784525498771451) translate (-0.132cm 2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0.175cm" svg:x="0.809cm" svg:y="3.4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44cm" svg:height="1.876cm" draw:transform="skewX (0.00157079632679499) rotate (0.787318025574642) translate (2.28cm 2.3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cm" svg:height="0.127cm" svg:x="2.493cm" svg:y="3.4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396cm" svg:height="2.584cm" svg:x="0.803cm" svg:y="1cm" svg:viewBox="0 0 2397 2585" svg:d="M228 357c7-222 126-348 370-355 199 14 348 133 348 348h37v-2h468c0-215 148-332 347-348 244 7 364 133 370 354 7 237 273 816 222 1134-67 390-370 1095-541 1095h-436v2h-866c-171 0-474-704-541-1097-50-316 215-894 222-1131z">
          <text:p/>
        </draw:path>
        <draw:custom-shape draw:style-name="gr6" draw:text-style-name="P2" draw:layer="layout" svg:width="0.479cm" svg:height="0.476cm" svg:x="2.381cm" svg:y="1.1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11cm" svg:height="0.313cm" svg:x="2.463cm" svg:y="1.27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76cm" svg:height="0.476cm" svg:x="1.142cm" svg:y="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08cm" svg:height="0.313cm" svg:x="1.225cm" svg:y="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4" draw:layer="layout" svg:width="1.612cm" svg:height="0.418cm" svg:x="1.195cm" svg:y="1.961cm" svg:viewBox="0 0 1613 419" svg:d="M1539 151c-35 42-82 79-135 113-53 33-113 59-177 84-128 46-272 71-421 71-148 0-294-25-423-71-62-25-122-51-175-84-53-34-97-71-137-113-29-34-53-67-71-102l35-49c18 40 45 78 78 113 33 38 75 73 124 104 51 31 104 58 166 80 122 44 261 68 403 68s282-24 403-68c60-22 116-49 167-80 48-31 88-66 124-104 33-35 57-73 75-113l38 51c-20 33-45 66-74 100z">
          <text:p/>
        </draw:path>
        <draw:path draw:style-name="gr11" draw:text-style-name="P5" draw:layer="layout" svg:width="0.994cm" svg:height="0.934cm" svg:x="1.503cm" svg:y="2.65cm" svg:viewBox="0 0 995 935" svg:d="M496 0c89 0 175 22 250 66 76 45 138 107 182 182s67 162 67 248v284c0 53-9 104-25 153h-257v2h-689c-15-49-24-102-24-155v-284c0-86 22-173 66-248 45-75 107-137 182-182 75-44 162-66 248-66z">
          <text:p/>
        </draw:path>
        <draw:path draw:style-name="gr12" draw:text-style-name="P1" draw:layer="layout" svg:width="0.876cm" svg:height="0.276cm" svg:x="1.04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12" draw:text-style-name="P1" draw:layer="layout" svg:width="0.876cm" svg:height="0.276cm" svg:x="2.134cm" svg:y="3.308cm" svg:viewBox="0 0 877 277" svg:d="M0 277c0 0 0-2 0-5 0-46 20-95 60-135 37-42 93-75 159-102 67-22 142-35 220-35 77 0 152 13 219 35 66 27 122 60 159 102 40 40 60 89 60 135 0 3 0 5 0 5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24T18:37:20.878823629</dc:date>
    <meta:editing-duration>PT7M36S</meta:editing-duration>
    <meta:editing-cycles>5</meta:editing-cycles>
    <meta:generator>LibreOffice/7.4.0.3$MacOSX_X86_64 LibreOffice_project/f85e47c08ddd19c015c0114a68350214f7066f5a</meta:generator>
    <meta:document-statistic meta:object-count="13"/>
  </office:meta>
</office:document-meta>
</file>